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3.89cm" fo:min-width="3.39cm"/>
    </style:style>
    <style:style style:name="gr2" style:family="graphic" style:parent-style-name="standard">
      <style:graphic-properties draw:stroke="none" draw:fill-color="#ff8000" draw:textarea-vertical-align="middle"/>
    </style:style>
    <style:style style:name="gr3" style:family="graphic" style:parent-style-name="standard">
      <style:graphic-properties draw:stroke="none" draw:fill-color="#ff4000" draw:textarea-vertical-align="middle"/>
    </style:style>
    <style:style style:name="gr4" style:family="graphic" style:parent-style-name="standard">
      <style:graphic-properties draw:stroke="none" draw:fill-color="#800080" draw:textarea-vertical-align="middle"/>
    </style:style>
    <style:style style:name="gr5" style:family="graphic" style:parent-style-name="standard">
      <style:graphic-properties draw:stroke="none" draw:fill-color="#2a6099" draw:textarea-vertical-align="middle"/>
    </style:style>
    <style:style style:name="gr6" style:family="graphic" style:parent-style-name="standard">
      <style:graphic-properties draw:stroke="none" draw:fill-color="#158466" draw:textarea-vertical-align="middle"/>
    </style:style>
    <style:style style:name="gr7" style:family="graphic" style:parent-style-name="standard">
      <style:graphic-properties draw:stroke="none" draw:fill-color="#81d41a" draw:textarea-vertical-align="middle"/>
    </style:style>
    <style:style style:name="gr8" style:family="graphic" style:parent-style-name="standard">
      <style:graphic-properties draw:stroke="none" draw:fill-color="#ffbf00" draw:textarea-vertical-align="middle"/>
    </style:style>
    <style:style style:name="gr9" style:family="graphic" style:parent-style-name="standard">
      <style:graphic-properties draw:stroke="none" draw:fill-color="#ffff00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800080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5.75cm" svg:x="4cm" svg:y="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polygon draw:style-name="gr2" draw:text-style-name="P2" draw:layer="layout" svg:width="2.499cm" svg:height="2.499cm" svg:x="6.75cm" svg:y="6cm" svg:viewBox="0 0 2500 2500" draw:points="0,0 2500,1000 1000,2500">
          <text:p/>
        </draw:polygon>
        <draw:polygon draw:style-name="gr3" draw:text-style-name="P3" draw:layer="layout" svg:width="1.999cm" svg:height="2.499cm" svg:x="5.75cm" svg:y="6cm" svg:viewBox="0 0 2000 2500" draw:points="1000,0 2000,2500 0,2500">
          <text:p/>
        </draw:polygon>
        <draw:polygon draw:style-name="gr4" draw:text-style-name="P4" draw:layer="layout" svg:width="2.499cm" svg:height="2.499cm" svg:x="4.25cm" svg:y="6cm" svg:viewBox="0 0 2500 2500" draw:points="2500,0 1500,2500 0,1000">
          <text:p/>
        </draw:polygon>
        <draw:polygon draw:style-name="gr5" draw:text-style-name="P5" draw:layer="layout" svg:width="2.499cm" svg:height="2.249cm" svg:x="4.25cm" svg:y="4.75cm" svg:viewBox="0 0 2500 2250" draw:points="0,2250 2500,1250 0,0">
          <text:p/>
        </draw:polygon>
        <draw:polygon draw:style-name="gr6" draw:text-style-name="P6" draw:layer="layout" svg:width="2.499cm" svg:height="2.749cm" svg:x="4.25cm" svg:y="3.25cm" svg:viewBox="0 0 2500 2750" draw:points="2500,2750 0,1500 1500,0">
          <text:p/>
        </draw:polygon>
        <draw:polygon draw:style-name="gr7" draw:text-style-name="P7" draw:layer="layout" svg:width="1.999cm" svg:height="2.749cm" svg:x="5.75cm" svg:y="3.25cm" svg:viewBox="0 0 2000 2750" draw:points="0,0 1000,2750 2000,0">
          <text:p/>
        </draw:polygon>
        <draw:polygon draw:style-name="gr8" draw:text-style-name="P8" draw:layer="layout" svg:width="2.499cm" svg:height="2.249cm" svg:x="6.75cm" svg:y="4.75cm" svg:viewBox="0 0 2500 2250" draw:points="2500,2250 0,1250 2500,0">
          <text:p/>
        </draw:polygon>
        <draw:polygon draw:style-name="gr9" draw:text-style-name="P9" draw:layer="layout" svg:width="2.499cm" svg:height="2.749cm" svg:x="6.75cm" svg:y="3.25cm" svg:viewBox="0 0 2500 2750" draw:points="1000,0 2500,1500 0,275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19:07:00.190508233</meta:creation-date>
    <dc:date>2021-08-06T19:13:06.839115960</dc:date>
    <meta:editing-duration>PT6M6S</meta:editing-duration>
    <meta:editing-cycles>4</meta:editing-cycles>
    <meta:generator>LibreOffice/7.1.4.2$Linux_X86_64 LibreOffice_project/10$Build-2</meta:generator>
    <meta:document-statistic meta:object-count="9"/>
  </office:meta>
</office:document-meta>
</file>